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ans Condensed1" svg:font-family="'DejaVu Sans Condense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automatic-styles>
    <style:style style:name="P1" style:family="paragraph" style:parent-style-name="Heading_20_3">
      <style:paragraph-properties fo:margin-top="0.423cm" fo:margin-bottom="0.212cm" fo:text-align="justify" style:justify-single-word="false"/>
      <style:text-properties fo:font-size="12pt" style:font-size-asian="12pt" style:font-size-complex="12pt"/>
    </style:style>
    <style:style style:name="P2" style:family="paragraph" style:parent-style-name="Heading_20_3">
      <style:paragraph-properties fo:margin-top="0.423cm" fo:margin-bottom="0.212cm" fo:text-align="justify" style:justify-single-word="false"/>
      <style:text-properties fo:font-size="12pt" fo:language="en" fo:country="US" style:font-size-asian="12pt" style:font-size-complex="12pt"/>
    </style:style>
    <style:style style:name="P3" style:family="paragraph" style:parent-style-name="Heading_20_4">
      <style:paragraph-properties fo:margin-top="0.423cm" fo:margin-bottom="0.212cm"/>
    </style:style>
    <style:style style:name="P4" style:family="paragraph" style:parent-style-name="Heading_20_4">
      <style:paragraph-properties fo:margin-top="0.423cm" fo:margin-bottom="0.212cm" fo:text-align="justify" style:justify-single-word="false"/>
    </style:style>
    <style:style style:name="P5" style:family="paragraph" style:parent-style-name="Standard" style:list-style-name="WW8Num2">
      <style:paragraph-properties style:line-height-at-least="0.423cm" fo:text-align="justify" style:justify-single-word="false"/>
    </style:style>
    <style:style style:name="P6"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nwersatorium nr 7, 28 listopada 2011</text:p>
      <text:p text:style-name="Standard"/>
      <text:h text:style-name="P2" text:outline-level="3">1. Zabawa w Holocaust, Ernst van Alphen</text:h>
      <text:p text:style-name="Standard"><text:span text:style-name="T1"><text:line-break/></text:span><text:span text:style-name="apple-style-span"><text:span text:style-name="T2">Ernst van Alphen,</text:span></text:span><text:span text:style-name="apple-converted-space"><text:span text:style-name="T2"> </text:span></text:span><text:span text:style-name="T4">Zabawa w Holocaust</text:span><text:span text:style-name="apple-style-span"><text:span text:style-name="T2">, Literatura na świecie 1- 2 /2004, s. 217-243 (streszczenie)</text:span></text:span><text:line-break/><text:span text:style-name="apple-style-span">Aspekt gry i zabawy w obrazowaniu i analizie Holocaustu jest zajmującą metodą (narzędziem?) nie tylko pedagogiki Holocaustu ale także wydajnym acz nowatorskim narzędziem artystycznym jako takim.</text:span><text:span text:style-name="apple-converted-space"> </text:span><text:line-break/><text:span text:style-name="apple-style-span">Van Alphen analizuje trzy wybitne przypadki takiego niekanonicznego obrazowania.</text:span><text:line-break/><text:span text:style-name="T5">David Levinthal -</text:span><text:span text:style-name="apple-converted-space"><text:span text:style-name="T5"> </text:span></text:span><text:span text:style-name="apple-style-span">w serii</text:span><text:span text:style-name="apple-converted-space"> </text:span><text:span text:style-name="T5">Mein kampf</text:span><text:span text:style-name="apple-converted-space"><text:span text:style-name="T5"> </text:span></text:span><text:span text:style-name="apple-style-span">(1994-1996) fotografował sceny z Auschwitz zainscenizowane przy użyciu małych lalek lub figurynek. Figurynki przypominają żołnierzyki, przez wiele lat popularne zabawki dla małych chłopców i kolekcjonerskie modele dla dorosłych mężczyzn. W pracy, którą wykonał z Garrym Trudeau zatytułowanej</text:span><text:span text:style-name="apple-converted-space"> </text:span><text:span text:style-name="T5">Hitler Moves East</text:span><text:span text:style-name="apple-converted-space"><text:span text:style-name="T5"> </text:span></text:span><text:span text:style-name="apple-style-span">(1997; Hitler rusza na Wschód), Levinthal przedstawił w ten sposób Plan Barbarossa, inwazję Hitlera na Rosję Sowiecką w 1941.</text:span><text:span text:style-name="apple-converted-space"> </text:span><text:line-break/><text:span text:style-name="apple-style-span">Izraelczyk-Holender Ram Katzir – autor serii instalacji</text:span><text:span text:style-name="apple-converted-space"> </text:span><text:span text:style-name="T5">Your Colouring Book</text:span><text:span text:style-name="apple-converted-space"><text:span text:style-name="T5"> </text:span></text:span><text:span text:style-name="apple-style-span">(Twoja książeczka do kolorowania), w których widzowie byli zaproszeni do pokolorowania obrazków z „kolorowania” lub do dorysowania jakichś elementów. Obrazki pochodziły z nazistowskich lub dokumentacyjnych zdjęć z okresu Holokaustu.</text:span><text:span text:style-name="apple-converted-space"> </text:span><text:line-break/><text:span text:style-name="apple-style-span">Polak</text:span><text:span text:style-name="apple-converted-space"> </text:span><text:span text:style-name="T5">Zbigniew Libera</text:span><text:span text:style-name="apple-style-span">- ich autorem pracy</text:span><text:span text:style-name="apple-converted-space"> </text:span><text:span text:style-name="T5">LEGO. Obóz koncentracyjny</text:span><text:span text:style-name="apple-style-span">, składającej się z siedmiu pudełek różnej wielkości, z których można zbudować obóz koncentracyjny.</text:span><text:span text:style-name="apple-converted-space"> </text:span><text:line-break/><text:a xlink:type="simple" xlink:href="http://www.graniczne.amu.edu.pl/PPGWiki/wiki/Materiał%20na%20zajęcia%2018.10.2010"><text:span text:style-name="Internet_20_link">Linki do informacji o pracach Antoniego Libery</text:span></text:a></text:p>
      <text:h text:style-name="P4" text:outline-level="4">a) Zabawa w Holocaust? Przełamać milczenie</text:h>
      <text:p text:style-name="Standard"><text:line-break/><text:span text:style-name="apple-style-span">Pytanie brzmi: jaka jest funkcja gry / zabawy w przedstawianiu Holokaustu? Skoro sztuka o Holokauście koncentruje się wokół kwestii pamięci, to czy w pamięci Holokaustu jest miejsce na „granie / bawienie się” Holokaustem? Zanim pojawili się ci artyści, przedstawianie Holokaustu w konwencji gry / zabawy stanowiło tabu.</text:span><text:line-break/><text:span text:style-name="apple-style-span">Ową analizę autor eseju umiejscawia na tle prac</text:span><text:span text:style-name="apple-converted-space"> </text:span><text:span text:style-name="T5">Christian Boltanskiego</text:span><text:span text:style-name="apple-style-span">, który sposób humorystyczny odgrywa scenki rodzajowe z dzieciństwa. Jego</text:span><text:span text:style-name="apple-converted-space"> </text:span><text:span text:style-name="T5">The Comic Sketches</text:span><text:span text:style-name="apple-converted-space"><text:span text:style-name="T5"> </text:span></text:span><text:span text:style-name="apple-style-span">ukazują sytuacje, które mogą być rozpoznane praktycznie przez każdego- są najzwyklejszymi i najbardziej archetypicznymi scenkami z dzieciństwa, jakie można sobie wyobrazić. Przyjmując oświadczenie artysty: „</text:span><text:span text:style-name="T3">cała moja twórczość jest mniej więcej o Holokauście</text:span><text:span text:style-name="apple-style-span">”, pytamy, w jaki sposób te obrazy odnoszą się do Holokaustu. Nie przedstawiają one konkretnie dzieciństwa Boltanskiego, ani też sytuacji dzieci w czasach Zagłady. Autor eseju zauważa, że dla artysty istotne są właśnie ogólne i pospolite wątki. Ich zadaniem jest zastępowanie. Poprzez swoją normalność,</text:span><text:span text:style-name="apple-converted-space"> </text:span><text:span text:style-name="T3">The Comic Sketches</text:span><text:span text:style-name="apple-converted-space"><text:span text:style-name="T3"> </text:span></text:span><text:span text:style-name="apple-style-span">w sposób dynamiczny i zabawny zastępują nienormalność, której oczekujemy od „scenek holokaustowych”, scenkami zwyczajnego dzieciństwa i obrazami ojcostwa. W wywiadzie Boltanski mówi o swojej twórczości w następujący sposób:</text:span><text:span text:style-name="apple-converted-space"> </text:span><text:line-break/><text:span text:style-name="T3">„Kiedy tworzę swoją sztukę, jestem kłamcą i jestem najbardziej ohydnym, profesjonalnym artystą, obrzydliwym, taka jest moja praca… to prawda, że chciałem zapomnieć swoje dzieciństwo. O dzieciństwie mówiłem wiele, ale to nie było moje dzieciństwo. To było normalne dzieciństwo. Nigdy nie mówiłem o czymś, co było prawdziwe. Moja sztuka na początku zdawała się biograficzna, ale nic w niej nie było prawdziwe i nigdy nie mówiłem o tym, że jestem Żydem, ani o tym, że moja matka nie mogła się ruszać, ponieważ była sparaliżowana. Nigdy nie mówiłem o tym i nigdy nie mówiłem o mojej szurniętej babce. </text:span><text:soft-page-break/><text:span text:style-name="T3">Kiedy mówiłem o normalnym dzieciństwie i kiedy zdobić album fotograficzny, wybrałem album mojego przy;„Durranta, ponieważ Durrant to taki polski Kowalski, Durrant to nikt, po prostu normalny Francuz.</text:span><text:span text:style-name="apple-converted-space"><text:span text:style-name="T3"> </text:span></text:span><text:line-break/><text:span text:style-name="T3">NW: Czy to jest sposób na odtworzenie lepszego dzieciństwa?</text:span><text:span text:style-name="apple-converted-space"><text:span text:style-name="T3"> </text:span></text:span><text:line-break/><text:span text:style-name="T3">CB: Na wymazanie i zapomnienie własnego dzieciństwa. Wiesz, było takie ciężkie, takie okropne, to znaczy, wszyscy nasi rodzice są okropni, ale mój ojciec był taki okropny, moja matka taka okropna.</text:span><text:span text:style-name="apple-converted-space"><text:span text:style-name="T3"> </text:span></text:span><text:line-break/><text:span text:style-name="T3">NW: Nie chodzi tylko o to, by zapomnieć, ale też by zrobić coś lepszego.</text:span><text:span text:style-name="apple-converted-space"><text:span text:style-name="T3"> </text:span></text:span><text:line-break/><text:span text:style-name="T3">CB: Tak, po prostu coś normalnego</text:span><text:span text:style-name="apple-style-span">”</text:span><text:line-break/><text:span text:style-name="apple-style-span">Jasne jest, że sztuka jest dla niego sposobem oszukiwania. Sztuka, nawet autobiograficzna, nie przedstawia rzeczywistości. Jest natomiast sposobem transformowania nieznośnej rzeczywistości w coś normalnego – coś znośnego. Sztuka nie jest mimetyczna, ale performatywna. Pozwala nam to łatwiej zrozumieć, w jakim sensie</text:span><text:span text:style-name="apple-converted-space"> </text:span><text:span text:style-name="T3">The Comic Sketches</text:span><text:span text:style-name="apple-converted-space"><text:span text:style-name="T3"> </text:span></text:span><text:span text:style-name="apple-style-span">są pracami „o Holokauście”. W kulturze po Holokauście grają one na intensywnej potrzebie normalności.</text:span><text:span text:style-name="apple-converted-space"> </text:span><text:line-break/><text:span text:style-name="apple-style-span">W innym wywiadzie: „</text:span><text:span text:style-name="T3">W czasie pracy nad ‘The Comic Sketches’ zadawałem sobie pytanie o naturę przedstawiania i podwójne znaczenie czasownika to play – grać/bawić się […] W mojej książce z 1974 roku ‘Quelques interpretations par Christian Boltanski’ zastanawiałem się, czym różni się picie szklanki wody od aktorskiego odegrania picia szklanki wody. Zdałem sobie sprawę, że sztuka to działanie z zamiarem ukazania realności tych dwóch sytuacji</text:span><text:span text:style-name="apple-style-span">”</text:span><text:line-break/><text:span text:style-name="T3">The Comic Sketches</text:span><text:span text:style-name="apple-converted-space"><text:span text:style-name="T3"> </text:span></text:span><text:span text:style-name="apple-style-span">podkreślają ten aspekt sztuki, który, dla Boltanskiego, definiuje sztukę jako taką. Sztuka jest „grą / zabawą” i „gra/ zabawa” jest jej rzeczywistością. Rzeczywistość gry / zabawy jest fundamentalnie różna od rzeczywistości, do której odnosi się sztuka mimetyczna. We wczesnej twórczości Boltanskiego owa „głupia” dziecinność kryje więc w sobie artystyczny manifest.</text:span><text:span text:style-name="apple-converted-space"> </text:span><text:line-break/></text:p>
      <text:h text:style-name="P4" text:outline-level="4">b) Skandal aprobowany przez ofiary</text:h>
      <text:p text:style-name="Standard"><text:line-break/><text:span text:style-name="apple-style-span">Odniesienie do Holokaustu jest niewidoczne albo, w najlepszym razie, ukryte. Ta tematyczna powściągliwość ma zupełnie inny charakter w przypadku artystów młodszej generacji takich jak Levinthal, Katzir czy Libera. Artyści ci ukazują Holokaust w sposób zabawny, ze znaczącą dosadnością, używając zabawek. Zabawki reprezentują dziecięcą beztroskę, przeciwieństwo poważnego zachowania dorosłych. W tym kontekście nie możemy zignorować „poważnego”, ciemnego garnituru, który Boltanski nosi pod swymi dziecięcymi kostiumami. W sztuce współczesnej, zabawki zawsze postrzegane były jako dziwaczne, nieinteresujące, ale w kontekście przedstawiania Holokaustu okazują się prowokacyjne, nawet skandalizujące.</text:span><text:span text:style-name="apple-converted-space"> </text:span><text:line-break/><text:span text:style-name="apple-style-span">Kiedy w 1997 Katzir pokazał swoją instalację</text:span><text:span text:style-name="apple-converted-space"> </text:span><text:span text:style-name="T3">Your Colouring Book</text:span><text:span text:style-name="apple-converted-space"><text:span text:style-name="T3"> </text:span></text:span><text:span text:style-name="apple-style-span">w Muzeum Izraelskim w Jerozolimie, pytania dotyczące tego, w jaki sposób ta instalacja może szokować i ranić, zadawane były nawet w Knesecie. Pojawiły się naciski, aby wystawę zamknąć.</text:span><text:line-break/><text:span text:style-name="apple-style-span">Kiedy w Brukseli w 1997 roku Libera pokazał i omówił swoją pracę na konferencji dotyczącej sztuki współczesnej i Holokaustu zorganizowanej przez Fundację Auschwitz, wielu odbiorców było zdegustowanych. Ocaleni znajdujący się wśród publiczności byli tak poruszeni, że musieli opuścić salę. Podczas konferencji nie przestawano dyskutować nad kontrowersyjnym charakterem pracy Libery.</text:span><text:line-break/><text:span text:style-name="apple-style-span">W kontekście edukacji i pamięci Holokaustu nienaruszalny aksjomat mówi, że gatunki i dyskursy historyczne takie, jak dokument, wspomnienie, świadectwo czy pomnik są znacznie bardziej efektywne i bardziej odpowiedzialne moralnie niż dyskursy oparte na wyobraźni. Zgodnie z tym sztuka jest z gruntu problematyczna, ponieważ jest oparta na wyobraźni, a nie </text:span><text:soft-page-break/><text:span text:style-name="apple-style-span">na faktach.</text:span><text:line-break/></text:p>
      <text:h text:style-name="P4" text:outline-level="4">c) Gatunki-hybrydy (Kosiński, Benigni) a trauma holocaustu</text:h>
      <text:p text:style-name="Standard"><text:line-break/><text:span text:style-name="apple-style-span">Sprzeciw wobec artystycznej reprezentacji Holokaustu jest znacznie silniejszy w przypadku toy art. (sztuki zabawek). Oczywiście, jeśli sztuka nie jest wystarczająco „poważna” w odniesieniu do historycznej rekonstrukcji, jest jasne, że w hierarchii tego, co jest wytworem wyobraźni, zabawki zajmują najniższą, i najmniej poważaną pozycję. Mogą one być bowiem widziane jako podwójnie wyobrażeniowe –jako przedmioty do zabawy i do odgrywania, jako zabawki i jako sztuka. Problematyczne są również fikcyjne powieści o Holokauście: dowiodły tego kontrowersje wokół</text:span><text:span text:style-name="T5">Malowanego ptaka Jerzego Kosińskiego</text:span><text:span text:style-name="apple-style-span">,</text:span><text:span text:style-name="apple-converted-space"> </text:span><text:span text:style-name="T5">Białego hotelu D.M. Thomasa</text:span><text:span text:style-name="apple-converted-space"><text:span text:style-name="T5"> </text:span></text:span><text:span text:style-name="apple-style-span">czy</text:span><text:span text:style-name="apple-converted-space"> </text:span><text:span text:style-name="T5">The Hand That Signed the Paper Helen Darville</text:span><text:span text:style-name="apple-style-span">. Powieści te jednak, mimo że są fikcją, mogą nauczyć czegoś o przeszłości. Z tego właśnie powodu gatunek-hybryda, jakim jest powieść historyczna, osiągnął taki szacunek i popularność.</text:span><text:line-break/><text:span text:style-name="apple-style-span">Inne gatunki-hybrydy nie miały tyle szczęścia. Film</text:span><text:span text:style-name="apple-converted-space"> </text:span><text:span text:style-name="T5">Roberto Benigniego Życie jest piękne</text:span><text:span text:style-name="apple-converted-space"><text:span text:style-name="T5"> </text:span></text:span><text:span text:style-name="apple-style-span">(1998) przeplatający dyskurs o Holokauście poetyką bajki wywołał wiele kontrowersji, ponieważ nie był wystarczająco historycznie zaangażowany. Tekturowa scenografia kpiła z rzeczywistości: scenariusz, aktorstwo i sam sposób filmowania podkreślały fakt, że film sam w sobie jest dramatyczną, Gatunek, jaki ten film prezentował, został zignorowany. Film był oceniany wyłącznie przez pryzmat wierności wobec rzeczywistości – był to test, który Benigni mógł jedynie oblać, i świadomie do tego dążył. Dlatego też gra / zabawa, w jaką ojciec zaangażował się z synem, by uchronić go przed otaczającym ich horrorem, nie była uznana za propozycję interesującą z pedagogicznego punktu widzenia.</text:span><text:span text:style-name="apple-converted-space"> </text:span><text:line-break/></text:p>
      <text:h text:style-name="P4" text:outline-level="4">d) Trauma motorem dla wiedzy nie panującej nad sobą</text:h>
      <text:p text:style-name="Standard"><text:line-break/><text:span text:style-name="apple-style-span">Nawet najbardziej szokujące obrazy przez to, że stały się kolejnym przedmiotem szkolnym, przestały poruszać i prowokować głębszą refleksję. W odpowiedzi na tego typu edukację Katzir poczuł potrzebę odświeżenia nazistowskich fotografii i użył ich jako makiety do kolorowania.</text:span><text:span text:style-name="apple-converted-space"> </text:span><text:line-break/><text:span text:style-name="apple-style-span">Libera: „</text:span><text:span text:style-name="T3">Oczywiście, urodziłem się piętnaście lat po wojnie i niektórzy nazywają moją sztukę «toksyczną». Rzeczywiście, jest ona toksyczna. Ale dlaczego? Ponieważ jestem zatruty, jestem tym zatruty. I to wszystko</text:span><text:span text:style-name="apple-style-span">. Zatrucie, podobnie jak znudzenie, jest przeciwieństwem mistrzowskiego opanowania. Ponieważ osłabia człowieka. Osłabiona osoba nie może dłużej (za)panować nad sobą.</text:span><text:line-break/><text:span text:style-name="T5">Holokaust nie jest wyłącznie historią pamięci, która może być opanowana poprzez zapamiętywanie. Holokaust jest przede wszystkim historią traumy, czyli historią braku kontroli, braku opanowania. Nauczanie historii traumy oznacza przekazywanie wiedzy, która nie panuje nad samą sobą. Nauczanie historii traumy oznacza przekazywanie wiedzy, która nie panuje nad samą sobą.</text:span><text:span text:style-name="apple-converted-space"><text:span text:style-name="T5"> </text:span></text:span><text:line-break/><text:span text:style-name="apple-style-span">Innymi słowy: nauczanie: „</text:span><text:span text:style-name="T3">wie, że wie, ale nie rozumie znaczenia tej wiedzy- nie wie, co wie</text:span><text:span text:style-name="apple-style-span">”- musi być nieskuteczne.</text:span><text:line-break/></text:p>
      <text:h text:style-name="P4" text:outline-level="4">e) Psychoanaliza i psychologia rozwojowa a trauma holocaustu</text:h>
      <text:p text:style-name="Standard"><text:soft-page-break/><text:line-break/><text:span text:style-name="apple-style-span">Interesującą propozycją edukacyjną jest psychoanaliza. Dostarczyć formy, w której przekazywanie wiedzy, nie panującej nad sobą, okaże się możliwe. Koncepcja uczenia się propagowana przez psychoanalizę jest radykalnie różna od twierdzenia, że uczenie się jest prostą jednokierunkową drogą od ignorancji do wiedzy. Postępuje nie poprzez linearną progresję, ale poprzez „wyłomy, przeskoki, nieciągłości, uwstecznienia i opóźnione działania”. Takie nauczanie nie ma nic wspólnego z przekazywaniem gotowej wiedzy. Jest to raczej tworzenie nowej kondycji wiedzy – tworzenie nowej dyspozycji uczenia się. Ta dyspozycja jest „nowa” pod względem sposobu, w jaki ujmuje i porządkuje tłumienie. Zaznajomieni z psychologią rozwojową dziecka wiedzą, że tłumienie jest jedną z najważniejszych strategii tradycyjnej pedagogiki. Freud rozumiał, w jaki sposób nadmierne stosowanie się do zasad tej represyjnej pedagogiki powoduje chorobę psychiczną.</text:span><text:span text:style-name="apple-converted-space"> </text:span><text:line-break/><text:span text:style-name="apple-style-span">Freudowska definicja nadtłumiącej edukacji, zorganizowanej na bazie nakazów i tłumienia, stała się, jak można sądzić, główną wytyczną nauczania o Zagładzie. W nauczaniu tym zakazy zazwyczaj przyjmują formę swoich binarnych opozycji: są artykułowane w formie nakazów lub rozkazów. Te nakazy tworzą, zdaniem Sandera Gilmana, „etykietę” Holokaustu. Ale jego oburzenie co filmu Benigniego, który nie przestrzega tej etykiety, pokazuje, że reguły te są tak naprawdę również zakazami.</text:span><text:span text:style-name="apple-converted-space"> </text:span><text:line-break/></text:p>
      <text:h text:style-name="P3" text:outline-level="4">f) Fatalne strategie dotychczasowej pedagogiki Holocaustu:<text:line-break/></text:h>
      <text:list xml:id="list1836309057" text:style-name="WW8Num2">
        <text:list-item>
          <text:p text:style-name="P5">Powinien być przedstawiany w swojej totalności, jako wydarzenie wyjątkowe, szczególny, nieporównywalny z innymi przypadek, ponad, pod lub poza historią.<text:span text:style-name="apple-converted-space"> </text:span></text:p>
        </text:list-item>
        <text:list-item>
          <text:p text:style-name="P5">Przedstawienia Holokaustu powinny być adekwatne i wierne wobec faktów i warunków tego wydarzenia; bez zmian i manipulacji, nawet tych o charakterze artystycznym.<text:span text:style-name="apple-converted-space"> </text:span></text:p>
        </text:list-item>
        <text:list-item>
          <text:p text:style-name="P5">Do Holokaustu należy podchodzić jak do podniosłego czy nawet uświęconego wydarzenia, z powagą, która nie pozwala na reakcję, mogącą umniejszyć jego znaczenie lub znieważyć jego ofiary.</text:p>
        </text:list-item>
      </text:list>
      <text:p text:style-name="Standard"><text:span text:style-name="apple-style-span">Wszystkie powyższe wytyczne są łamane we wspomnianych pracach niekanonicznych. Po pierwsze Levinthal, Libera i Katzir przedstawiają Holokaust nie jako „wyjątkowe”, ale jako historyczne wydarzenie, z którym można się bawić, takie, które można zastąpić innymi wydarzeniami: Dzikim Zachodem, rycerzami i średniowiecznymi zamkami, piratami i ich statkami. Po drugie, dokładność i odnośność przedstawienia nie są priorytetem w ich pracach. Brak wierności przedstawienia nie oznacza, że te prace-zabawki mogą być oskarżone o próbę podważenia Holokaustu. One nie są nieprawdziwe. W sensie logicznym nie są one ani prawdziwe, ani fałszywe. Nie są zdaniami orzekającymi. Coś innego niż wierność i prawda historyczna wchodzi tu w grę. Po trzecie, prace te świadomie ignorują powagę związaną z odnoszeniem się do Holokaustu jako do „podniosłego czy uświęconego wydarzenia”. Zamiast tego sprawiają, że wyobrażamy sobie (i odczuwamy) przyjemność, jaką dają zabawki. Zabawki kojarzone są z przyjemnymi czynnościami: identyfikacją, podawaniem się za kogoś, graniem roli. Stoją one w tradycyjnego nauczania. Ale czy jest to wina sztuki, czy nauczania?</text:span><text:span text:style-name="apple-converted-space"> </text:span><text:line-break/></text:p>
      <text:h text:style-name="P4" text:outline-level="4">g) Jakie narzędzia?</text:h>
      <text:p text:style-name="Standard"><text:line-break/><text:span text:style-name="T5">Identyfikacja z oprawcą</text:span><text:span text:style-name="apple-style-span">? Omawiane prace stymulują identyfikację i jednocześnie odrzucają przedstawienie lub, w najlepszym wypadku, kpią z niego. Kwestia identyfikacji staje się tu drażliwa. Po pierwsze, w sposobie patrzenia, jaki jest stymulowany przez te prace, i d e n t y f </text:span><text:soft-page-break/><text:span text:style-name="apple-style-span">i k a c j a dominuje nad reprezentacją. Po drugie, cel identyfikacji w sposób drastyczny i raczej szokujący przesuwa się z ofiary na oprawcę. Te dwa aspekty identyfikacji –jej centralność i dominacja wobec przedstawiania oraz jej przesunięty cel – są nierozerwalnie połączone. Zmieniają one pamięć Holokaustu, rolę. Jaką odgrywa w niej sztuka, i identyfikację jako taką.</text:span><text:span text:style-name="apple-converted-space"> </text:span><text:line-break/><text:span text:style-name="apple-style-span">Identyfikacja zastępuje opanowanie. Dystans wobec przeszłości konieczny do jej opanowania, który jest tak pilnie strzeżony przez preferowane gatunki historyczne i podniosłe tony – a nawet, jak widzieliśmy, tony religijne – nie jest tutaj respektowany, ale prowokacyjnie podważany.</text:span><text:span text:style-name="apple-converted-space"> </text:span><text:line-break/><text:span text:style-name="apple-style-span">Jedną z dróg do identyfikacji z tą niepożądaną pozycją jest stwarzanie, kształtowanie i formowanie oprawców. Zwiedzający wystawę Katzira byli zapraszani do kolorowania obrazków opartych na nazistowskich zdjęciach. My jako zwiedzający kolorujemy nazistowskich dowódców lub członków nazistowskiej młodzieżówki: nadajemy im kolor, formę, istotę, i poprzez ten proces powołujemy ich do życia. To tworzenie nazisty jest wypaczoną, choć wciąż realną formą identyfikacji. Tworząc oprawców, jako zwiedzający współuczestniczymy w możliwości istnienia nazisty – nie stajemy się, rzecz jasna, rzeczywistymi nazistami.</text:span><text:span text:style-name="apple-converted-space"> </text:span><text:line-break/><text:span text:style-name="apple-style-span">Libera stosuje inną technikę, aby dać odbiorcy posmak identyfikacji z oprawca. Jego</text:span><text:span text:style-name="apple-converted-space"> </text:span><text:span text:style-name="T3">LEGO. Obóz koncentracyjny</text:span><text:span text:style-name="apple-style-span">stymuluje widzów muzeum lub galerii do wyobrażenia sobie możliwości zbudowania własnego OBOZU koncentracyjnego. Tu także odbiorcy są w roli oprawców, nie ofiar. Co za tym idzie, identyfikacja wiąże się z działaniem oprawcy: wymyślaniem i konstruowaniem fizycznych narzędzi Zagłady.</text:span><text:span text:style-name="apple-converted-space"> </text:span><text:line-break/><text:span text:style-name="T5">Odgrywanie ról, współuczestnictwo, identyfikacja z oboma stronami</text:span><text:span text:style-name="apple-style-span">- Fotografie Levinthala są bardziej dwuznaczne. Jego scenki „odgrywania Holokaustu”, jak się zdaje, umożliwiają identyfikację tak z ofiarą, jak i z oprawcą. Lecz w chwili, kiedy weźmiemy pod uwagę tytuł tych fotografii (</text:span><text:span text:style-name="T3">Mein Kampf</text:span><text:span text:style-name="apple-style-span">), dwuznaczność znika i stajemy wobec narzuconej identyfikacji z Hitlerem, autorem</text:span><text:span text:style-name="apple-converted-space"> </text:span><text:span text:style-name="T3">Mein Kampf.</text:span><text:span text:style-name="apple-converted-space"><text:span text:style-name="T3"> </text:span></text:span><text:span text:style-name="apple-style-span">Każdy z nas ma swój</text:span><text:span text:style-name="apple-converted-space"> </text:span><text:span text:style-name="T3">Kampf</text:span><text:span text:style-name="apple-style-span">, swoje własne ambicje, które mogą być katastrofalne w skutkach. Tutaj identyfikacja uruchamia niejako ideologiczną mentalność, z której wynikła historyczna katastrofa.</text:span><text:span text:style-name="apple-converted-space"> </text:span><text:line-break/><text:span text:style-name="apple-style-span">W ten sposób dzięki toy art. może stać się zrozumiały inny rodzaj sztuki. Na przykład instalacja izraelskiego artysty </text:span><text:span text:style-name="T5">Rose Rosena</text:span><text:span text:style-name="apple-converted-space"><text:span text:style-name="T5"> </text:span></text:span><text:span text:style-name="apple-style-span">zatytułowana</text:span><text:span text:style-name="apple-converted-space"> </text:span><text:span text:style-name="T5">Live and Die as Eva Braun</text:span><text:span text:style-name="apple-converted-space"><text:span text:style-name="T5"> </text:span></text:span><text:span text:style-name="apple-style-span">(Żyj i umrzyj jak Ewa Braun, 1995), który stosuje tę formę i ten sposób patrzenia nie odwołując się do zabawek, dzieci i ich istotnej relacji z pedagogiką. Jego instalacja składa się z krótkich tekstów, drukowanych białymi literami na czarnych pasach ciągnących się od podłogi do sufitu. Pomiędzy kolumnami tekstu wisi sześćdziesiąt czamo-białych prac na papierze. Teksty napisane są w drugiej osobie. Jest to silna semiotycznie forma wabiąca adresata do zareagowania i, co za tym idzie, zaakceptowania narzucanej mu pozycji. Ta „wiadomość”, choć wypowiadana w pierwszej osobie, może tak bardzo zaangażować drugą – ze przyjęcie narzuconej pozycji staje się niemożliwe do odrzucenia. Retoryka Rosena ma spowodować, że odbiorca zidentyfikuje się –ponownie, tylko częściowo – z Ewą Braun. Teksty zwracają się do widza. Ale zwracają się także do historycznej postaci Ewy Braun, zapraszając zwiedzającego do „stania się” kochanką Hitlera.</text:span><text:span text:style-name="apple-converted-space"> </text:span><text:line-break/><text:span text:style-name="apple-style-span">„</text:span><text:span text:style-name="T3">Podniecenie wstrząsa twoim ciałem, kiedy słyszysz kroki na zewnątrz. Kiedy on otwiera drzwi, tracisz dech na widok jego małych wąsików. Ponieważ jesteś nie tylko Ewą, wydaje się to zatrważające, prawie przerażające. Ale Wszystko wokół wąsów jest takie sympatyczne. Zbliża się do ciebie z takim ciepłem. Jego uśmiech jest zmęczony, ramiona rozpostarte, gotowe cię objąć. Pamiętaj –jesteś Ewą. Kiedy zamyka wokół ciebie ramiona, wszystko ciemnieje, a ty jesteś niemal pochłonięta przez podniecenie, kiedy czujesz łaskotanie tych sławnych wąsów w okolicach twojego ucha i karku</text:span><text:span text:style-name="apple-style-span">”</text:span><text:line-break/><text:span text:style-name="apple-style-span">Bez względu na to, jak nieprawdopodobne się to wydaje, tekst ten kładzie nacisk na </text:span><text:soft-page-break/><text:span text:style-name="apple-style-span">całkowicie ludzkie cechy – ciepło, zmęczony uśmiech – do tego stopnia. Że identyfikacja „ty”, drugiej osoby, z adresatką tekstu staje się całkiem wiarygodna. Odbiorca jest Ewą Braun i jednocześnie nią nie jest: „Ponieważ jesteś nie tylko Ewą, wydaje się to zatrważające”. Przerażająca jest przede wszystkim schizofreniczna identyfikacja z osobą, którą naprawdę nie chcesz być. Zagrożenie załamania się tych dwóch niekompatybilnych pozycji, które nie mniej jednak zderzyły się, jest niepokojące. Podobnie, jak w przypadku identyfikacji wywołanej przejściem przez wagon bydlęcy w Muzeum Holokaustu, ta identyfikacja jest tylko małą częścią autentycznego doświadczenia. W odróżnieniu jednak od muzealnych wagonów, w pracy Rosena to zastrzeżenie jest oczywiste. Co więcej, małe wąsiki Hitlera wprowadzają ton – nieco przyciężkiej – ironii. Te dwa chwyty sprawiają, że identyfikacja, ograniczona i do zniesienia, staje się możliwa, a Rosen okazuje się odpowiedzialnym nauczycielem. Koniec tej historii to krótka podróż do piekła:</text:span><text:span text:style-name="apple-converted-space"> </text:span><text:line-break/><text:span text:style-name="apple-style-span">„</text:span><text:span text:style-name="T3">Nie ma wątpliwości, że prowadzą cię do piekła – tylko dlaczego?</text:span><text:span text:style-name="apple-converted-space"><text:span text:style-name="T3"> </text:span></text:span><text:line-break/><text:span text:style-name="T3">Kiedy czekasz na tortury, widzisz innych grzeszników. Szczególnie pomagająca jest grupa dwuwymiarowych ludzi, którzy są powieszeni za swoje grzeszne organy – włosy, genitalia, piersi, języki.</text:span><text:line-break/><text:span text:style-name="T3">Z pewnym przerażeniem zdajesz sobie sprawę, że piekło wzorowane jest na pewnym słynnym obrazie.</text:span><text:span text:style-name="apple-converted-space"><text:span text:style-name="T3"> </text:span></text:span><text:line-break/><text:span text:style-name="T3">Jak zostaniesz powieszona? Co zostanie posiekane, pokrojone, spalone? Co w twojej skwapliwej doskonałości, w twoim życiu poświęconym chętnej służalczości, w twojej cichej harmonii, będzie wiecznie potępione i ukarane?”</text:span><text:line-break/></text:p>
      <text:h text:style-name="P4" text:outline-level="4">h) Pamięć a obsceniczność. Relatywizacja?</text:h>
      <text:p text:style-name="Standard"><text:line-break/><text:span text:style-name="apple-style-span">Praca Rosena to nie tylko kwestia debaty nad pedagogiką Holocaustu, to także debata nad pamięcią. Tekst stanowi wyzwanie dla podniosłości i powadze nauczania o Holokauście. Jak zauważył Roger Rothman,</text:span><text:span text:style-name="apple-converted-space"> </text:span><text:span text:style-name="T3">Live and Die as Eva Braun</text:span><text:span text:style-name="apple-converted-space"><text:span text:style-name="T3"> </text:span></text:span><text:span text:style-name="apple-style-span">Rosena jest „obsceniczne” nie w kontekście sztuki, ale pamięci: „</text:span><text:span text:style-name="T3">Jesteśmy nauczeni, jak opłakiwać, tak, jak jesteśmy nauczeni, jak mamy żałować. Nie ma w tym nic „realnego” ani „naturalnego”. Język naszego lamentu nie jest nasz, jest nam dany. To jest być może najbardziej odrażająca ze wszystkich implikacji „Live and Die”. Nasze opłakiwanie jest kliszą. Nie jest autentyczne. Jest wirtualne. Jest grą. Grą, w którą teraz umiemy dobrze grać. Jesteśmy w tym dobrzy i wiemy o tym. Uczymy innych, żeby też byli w tym dobrzy. To jest ów „obsceniczny” aspekt pracy Rosena. Ale jest to również obsceniczny aspekt opłakiwania Holokaustu, aspekt, który jest zbyt często pomijany, bądź tłumiony przez sztukę głównego nurtu</text:span><text:span text:style-name="apple-style-span">”</text:span><text:line-break/><text:span text:style-name="apple-style-span">Teksty Rosena są dwuznaczne w kontekście identyfikacji; jednocześnie prowokują i relatywizują identyfikację z ciemną stroną Holokaustu. W odróżnieniu od identyfikacji proponowanej przez Muzeum Holokaustu, ta praca jaki prące-zabawki oferują formę identyfikacji, która różni się nie tylko celem, ale i jakością. Jak twierdziła Kaja Silverman, identyfikacja przyjmuje jedną z dwóch form. Pierwsza zakłada uwewnętrznianie innego na zasadzie (projektowanego) podobieństwa, tak że inny „staje się” mną lub „staje się jak” ja. Cechy, które są wspólne, zostają uwypuklone w tym procesie; cechy, które pozostają nieredukowalnie różne, są odsunięte na bok lub zignorowane. Silverman nazywa to identyfikacją idiomatyczną (upodobnienia). Inna forma to identyfikacja heteropatyczna (odpodobnienia). Tutaj Ja będące podmiotem identyfikacji przyjmuje na siebie ryzyko – czasowe i częściowe – „stania się” (jak) inny. Jest to zarówno ekscytujące jak ryzykowne, wzbogacające i niebezpieczne, silne emocjonalnie.</text:span><text:span text:style-name="apple-converted-space"> </text:span><text:line-break/></text:p>
      <text:h text:style-name="P4" text:outline-level="4"><text:soft-page-break/>i) Kształtowanie jako uczestnictwo</text:h>
      <text:p text:style-name="Standard"><text:line-break/><text:span text:style-name="apple-style-span">Zainteresowania twórcze Libery koncentrują się wokół wytworów kultury, które służą edukacji lub kształtowaniu istoty ludzkiej; kształtowanie powinno być tu rozumiane tak w figuratywnym, jak i dosłownym sensie. Obiekty, które tworzy, składają się z elementów istniejących już w świecie współczesnej kultury i podobne są do zabawek lub urządzeń używanych w klubach fitness czy salonach kosmetycznych. Prace te nie odnoszą się do Holokaustu. Poza</text:span><text:span text:style-name="T3">LEGO. Obóz koncentracyjny</text:span><text:span text:style-name="apple-converted-space"><text:span text:style-name="T3"> </text:span></text:span><text:span text:style-name="apple-style-span">artysta zrobił między innymi</text:span><text:span text:style-name="apple-converted-space"> </text:span><text:span text:style-name="T5">Możesz ogolić dzidziusia</text:span><text:span text:style-name="apple-converted-space"><text:span text:style-name="T5"> </text:span></text:span><text:span text:style-name="apple-style-span">– par lalek-dzidziusiów z kępkami czerwonych włosów wyrastających z ich głów, okopach i nóg.</text:span><text:span text:style-name="apple-converted-space"> </text:span><text:span text:style-name="T5">Ciotka Kena</text:span><text:span text:style-name="apple-converted-space"><text:span text:style-name="T5"> </text:span></text:span><text:span text:style-name="apple-style-span">to otyła, podstarzała lalka Barbie. Prace te charakteryzuje humorystyczny ton, który ostro kontrastuje ze sceną samobójstwa w prący Rosena, ale wcześniejsze, erotyczne fantazje tego artysty mają w sobie podobną sztuczną wesołość.</text:span><text:span text:style-name="apple-converted-space"> </text:span><text:span text:style-name="T5">Lalka, którą możesz rozebrać</text:span><text:span text:style-name="apple-converted-space"><text:span text:style-name="T5"> </text:span></text:span><text:span text:style-name="apple-style-span">Libery to lalka, która odkrywa swój brzuch z widocznymi wnętrznościami. „Eroico” natomiast składa się z pięćdziesięciu pudełek z małymi brązowymi figurkami, przypominającymi żołnierzyki. Tym razem mamy bawić się nie armią, ale cywilami, kobietami i innymi ofiarami przemocy. Ton jest tutaj bardziej niepokojący. Inne prace Libery prezentują się jako urządzenia korygujące, takie jak</text:span><text:span text:style-name="apple-converted-space"> </text:span><text:span text:style-name="T5">Universal Penis Expander</text:span><text:span text:style-name="T3">,</text:span><text:span text:style-name="apple-converted-space"><text:span text:style-name="T3"> </text:span></text:span><text:span text:style-name="T5">Body Master</text:span><text:span text:style-name="apple-converted-space"><text:span text:style-name="T5"> </text:span></text:span><text:span text:style-name="apple-style-span">i</text:span><text:span text:style-name="apple-converted-space"> </text:span><text:span text:style-name="T5">Placebo</text:span><text:span text:style-name="T3">.</text:span><text:span text:style-name="apple-converted-space"><text:span text:style-name="T3"> </text:span></text:span><text:span text:style-name="apple-style-span">To, co istotne w tym nie-holokaustowym aspekcie twórczości Libery, to nacisk na korygowanie lub „kształtowanie”. Znaczenie „kształtowania” staje się wielowarstwowe. W świetle tego, „stwarzanie”, które leży u podstaw wszystkich tych prac, zyskuje jeszcze jeden wymiar znaczeniowy.</text:span><text:span text:style-name="apple-converted-space"> </text:span><text:line-break/><text:span text:style-name="apple-style-span">W olśniewającym eseju Andrew Boardman napisał, że Libera podważa współczesne przekonanie, że wartości estetyczne są bezinteresowne, płynne i czysto formalne. Wręcz przeciwnie, współczesna sztuka zachodnia jest w istocie pozostałością po nienaruszalnej koncepcji dziewiętnastowiecznej, zgodnie z którą sztuka i edukacja idą ręka w rękę moralnością i roztropnością:</text:span><text:span text:style-name="apple-converted-space"> </text:span><text:line-break/><text:span text:style-name="apple-style-span">„</text:span><text:span text:style-name="T3">Choć sztuka produkowana współcześnie lubi wierzyć, że pozbyła się większości tych ciężkich dziewiętnastowiecznych nauk, to w rzeczywistości przebrała je tylko w zmyślnie utkany płaszczyk pedagogiki. Integralne założenie dzisiejszej sztuki jest takie, że działa ona, by nas informować, rozwijać nasze zdolności, by wreszcie przekazać nas z rąk transgresyjnej, ziemskiej ignorancji w bezpieczne ręce cywilizacji. […] Można powiedzieć, że p i uczeniem się dziecka, pobieżnie streszcza ten dziewiętnastowieczny, burżuazyjny pogląd. Poprzez uwikłanie swojej twórczości w dyskurs tradycyjnej edukacji, Libera podważa te słodkie banały i protekcjonalne pewniki sztuki, które przyległy do naszych oczekiwań wobec kultury wizualnej</text:span><text:span text:style-name="apple-style-span">” (Andrew Boardman, „Zbigniew Libera”, Warszawa 1998).</text:span><text:line-break/><text:span text:style-name="T5">Z tej perspektywy cel LEGO. Obóz koncentracyjny jest dwojakiej natury. Nie tylko obnaża on stłumienia i zahamowania edukacji o Holokauście i jej koncepcji pamięci, ale także ujawnia moralną prawość sztuki współczesnej</text:span><text:span text:style-name="apple-style-span">.</text:span><text:span text:style-name="apple-converted-space"> </text:span><text:line-break/></text:p>
      <text:h text:style-name="P4" text:outline-level="4">j) To nie są prawdziwe zabawki</text:h>
      <text:p text:style-name="Standard"><text:line-break/><text:span text:style-name="apple-style-span">Prace Levinthala, Katzira, Libery i Rosena nie mówią nam wiele o przeszłości. Podobnie jak wcześniejsze Comic Sketches Boltanskiego, wyobrażają one grę / zabawę z przeszłością. Używam czasownika wyobrażać z naciskiem, ponieważ – może z wyjątkiem Katzira, który kazał widzom naprawdę kolorować obrazki – te prace nie są prawdziwymi zabawkami. Zamiast tego są pracami artystycznymi w formie zabawek. Działaniu tych prac mają poddawać się dorośli, nie dzieci. Dystans pomiędzy grającymi / bawiącymi się dziećmi i dorosłymi, wyobrażającymi sobie siebie jako te dzieci, dodaje jeszcze jeden poziom identyfikacji, w którym dorośli zachowują się jak dzieci – czy raczej odgrywają ich rolę. </text:span><text:soft-page-break/><text:span text:style-name="apple-style-span">Dokładna analiza sztuki pokazuje, że wchodzi tu w grę przesunięcie w trybie semiotycznym. Holokaust jest przedstawiany nie w trybie narracyjnym, ale dramatycznym. Jest to, rzecz jasna, bardziej stosowna teza w odniesieniu do instalacji Katzira czy „LEGO” Libery niż do fotografii Levinthala. Pragnę jednak dowieść, że również fotografie Larathala należy analizować jak formę dramatyczną. Jako takie nakłaniają do identyfikacji heteropatycznej i dają możliwość identyfikacji z innym. W :kontekście Holokaustu inny jest moralnym innym; nie jest nieuniknionym abstrakcyjnym złem z zewnątrz, ale osobą, z którą można nawet współdziałać. Dramat staje się zatem najważniejszym semiotycznym trybem edukacji.</text:span><text:span text:style-name="apple-converted-space"> </text:span><text:line-break/><text:span text:style-name="apple-style-span">Fotografie „Mein Kampf’ wytwarzają silne poczucie przeszłości poprzez przemyślany akt symulacji. Używa sformułowania „poczucie przeszłości”, by odróżnić efekt od rzeczywistości. Tym, co ranie najbardziej porusza, analogicznie do ujęcia Younga, jest sposób, w jaki te prace wytwarzają „poczucie teraźniejszości”. Nie mam przed oczami fikcyjnych opowieści o obozach koncentracyjnych. Tym, co widzę, co sobie wyobrażam czy nawet czym jestem, jest podmiot w kulturze po Holokauście grający/bawiący się (sztucznym) obozem koncentracyjnym. Opowieści narracyjne są efektem działania, które powinno zostać określone jako dramatyczne. Ta różnica między narracją a dramatem jest kluczowa w zrozumieniu znaczenia analizowanych prac.</text:span><text:span text:style-name="apple-converted-space"> </text:span><text:line-break/><text:span text:style-name="apple-style-span">Nie można naprawdę grać / bawić się „LEGO” Libery. Prace te stwarzają jednak możliwość odegrania Zagłady przez uczestnika kultury współczesnej za pomocą matrycy obozu. Tworząc taką matrycę, artysta umożliwia odgrywanie Holokaustu. Praca Katzira nie tylko wyobraża dramatyczny tryb przedstawianiu. Ale naprawdę w nim funkcjonuje. W jego instalacji realizowanej na różne sposoby w Utrechcie, Enschede, Jerozolimie, Wilnie, Krakowie, Berlinie i Amsterdamie, widzowie siedzieli w szkolnych ławach i kolorowali lub rysowali. Zwiedzający wciągnięci zostali w parateatralny spektakl, w którym kształtowali i kolorowali – innymi słowy, stwarzali – postaci nazistów.</text:span><text:span text:style-name="apple-converted-space"> </text:span><text:line-break/></text:p>
      <text:h text:style-name="P4" text:outline-level="4">k) Uleczona trauma?</text:h>
      <text:p text:style-name="Standard"><text:line-break/><text:span text:style-name="apple-style-span">Ten dramatyczny aspekt prac-zabawek jest ważny zarówno dla edukacji, jak i dla pamięci o Holokauście. Dlatego że różnica między narracją a dramatem jest szczególnie istotna dla zrozumienia –jest warunkiem wyleczenia- traumy. Dramat jest bardzo szczególną formą kulturową, fundamentalnie różną w kształcie i efekcie od narracji. Właśnie ta wyjątkowość dramatu rozwija to, co sztuka zabawek oferuje edukacji i pamięci Holokaustu. Aby oszacować kluczową różnicę między pracami, które opowiadają o wydarzeniach Holokaustu, a tymi, które je odgrywają, pomocne wydają się rozróżnienia, jakich dokonał francuski psychiatra Pierre Janet pomiędzy pamięcią narracyjną a pamięcią traumatyczną</text:span><text:span text:style-name="apple-converted-space"> </text:span><text:line-break/><text:span text:style-name="apple-style-span">Pamięć narracyjna składa się ze struktur mentalnych, używanych w celu wydobycia sensu z doświadczenia. Bieżące i znane doświadczenia są automatycznie asymilowane i włączane w istniejące struktury mentalne. Niektóre wydarzenia opierają się jednak włączeniu: „</text:span><text:span text:style-name="T3">Przerażające lub nowe doświadczenia mogą nie pasować do istniejących schematów rozumowych i mogą albo zostać zapamiętane ze szczególną wyrazistością, albo całkowicie wyparte”. Wspomnienia doświadczeń opierających się włączeniu w istniejące schematy przechowywane są inaczej i nie sposób ich odzyskać w normalnych warunkach. Janet nazywa te niewłączalne doświadczenia pamięcią traumatyczną, choć traumajest mentalnie (a nie częściowo) odmienna od pamięci, ponieważ „zostaje odna od obudzonej świadomości i świadomej kontroli</text:span><text:span text:style-name="apple-style-span">”.</text:span><text:line-break/><text:span text:style-name="apple-style-span">Trauma jest klęską doświadczenia. Ta klęska powoduje, że niemożliwe jest świadome pamiętanie danego wydarzenia. Oto dlaczego traumatyczne odtworzenia przyjmują formę dramatu, nie narracji. Dramat po prostu się prezentuje, podczas gdy narracja kojarzy się z </text:span><text:soft-page-break/><text:span text:style-name="apple-style-span">pewnym rodzajem (o)panowania, którego podmiotem jest narrator. To jest fundamentalna różnica. Kliniczne rozróżnienie Janeta między narracyjną a traumatyczną pamięcią ostatecznie dotyczy różnicy dystansu wobec sytuacji czy wydarzenia. Pamięć narracyjna jest oddalona, ma miejsce po wydarzeniu. Pamięć traumatyczna, czy lepiej przywrócenie, nie zna dystansu od wydarzenia, ponieważ jest mu bliższa.</text:span><text:span text:style-name="apple-converted-space"> </text:span><text:line-break/><text:span text:style-name="apple-style-span">Prace te ile są mimowolnymi przywróceniami Holokaustu, ale próbami podważenia (o)panowania proponowanego przez dotychczasowe narracje o Zagładzie. Zamiast tego nakłaniają widza do wejścia w relację, która jest raczej wzruszeniowa i emocjonalna niż rozumowa.</text:span><text:span text:style-name="apple-converted-space"> </text:span><text:line-break/><text:span text:style-name="apple-style-span">Opanowanie jest po raz kolejny celem, ale metoda prowadząca do jego osiągnięcia jest tym razem zupełnie inna: nie poprzez wiedzę, ale poprzez dopuszczenie emocji. Nie jest to w żadnym razie pasywne otwarcie się, ale aktywne przeciwstawienie zamknięciu wprowadzonemu przez opanowanie narracyjne. By wyjaśnić, w jaki sposób te artystyczne próby działają, należy wprowadzić kolejne rozróżnienie. Odwołuję się tu do rozróżnienia zaproponowanego przez Erica Santnera pomiędzy „fetyszyzmem narracyjnym” a opłakiwaniem. Definiuje on fetyszyzm narracyjny jako formę i rozwinięcie narracji świadomie lub nieświadomie zaprojektowanej w celu zatarcia śladów traumy lub utraty, które powołały tę narrację do życia. Opłakiwanie jest z kolei procesem rozwijania i spajania utraty lub traumatycznego szoku poprzez zapamiętywanie lub powtarzanie jej w symbolicznie i dialogicznie wyodrębnionych fragmentach. Jest to proces uumaczenia, metaforyzowania i figurowania utraty.</text:span><text:line-break/><text:span text:style-name="T5">Chodzi o homeopatyczny rodzaj dozowania obiektu utraty/traumy</text:span><text:span text:style-name="apple-style-span">. Ta gra polega na zrytualizowanym mechanizmie dozowania i przedstawiania nieobecności za pomocą figur zastępczych, czyli trujących mniej rzeczy. W tych zabawkach – także w pracy Libery – podobnie trującą rzeczą, potrzebną w ostrożnie odmierzonych dawkach, jest „efekt Holokaustu”: chodzi o to, by odegrać obozy zamiast mówić „o” nich czy patrzeć „na” nie.</text:span><text:span text:style-name="apple-converted-space"> </text:span><text:line-break/><text:span text:style-name="apple-style-span">Dlaczego tendencje grania / bawienia się Holokaustem przy użyciu zabawek są charakterystyczne dla drugiego, trzeciego i czwartego pokolenia ocalonych z Holokaustu i obserwatorów Zagłady? W jaki sposób twórczość ta przyczynia się do kulturowej konieczności otrząśnięcia się z traumatycznej fiksacji w pozycji ofiary. Która może być częściowo odpowiedzialna za ..zatruwaiace” znudzenie zagrażające wszelkim wysiłkom nauczania o Holokauście pod hasłem „nigdy więcej’ .</text:span><text:line-break/><text:span text:style-name="apple-style-span">Obliczu przedawkowania informacji i edukacyjnych materiałów dokumentalnych istnieje potrzeba efektywnego dokończenia procesu „przepracowania”. Przedawkowanie to przyniosło skutki odwrotne do zamierzonych. W obliczu tego przedawkowania potrzebna jest „niewiedza”. Niewiedza nie w odniesieniu do informacji o Holokauście, ale wobec wszystkiego, co stoi na drodze „odczutej wiedzy” na temat emocji, które te wydarzenia wywołują. I przede wszystkim wobec narracyjnego opanowania dominującego w tradycyjnej edukacji.</text:span><text:span text:style-name="apple-converted-space"> </text:span><text:line-break/><text:span text:style-name="apple-style-span">W tej perspektywie zabawki z ich dziecinnymi konotacjami udają niewiedzę, która wymywa „dorosłe” przedawkowanie informacji stanowiące przeszkodę dla odczutej wiedzy. „</text:span><text:span text:style-name="T5">Opanowanie” nie jest już epistemicznym opanowaniem tego, co się wydarzyło, ale performatywnym opanowaniem emocji wywołanych przez te wydarzenia</text:span><text:span text:style-name="apple-style-span">. Dla tych, którzy nie chcą odwracać się od tematu Holokaustu, sztuka może skutecznie poruszać, ale tylko wtedy, kiedy działa za pośrednictwem wiedzy, każdorazowo odczuwanej, a nie konsumowanej biernie i istniejącej „gdzieś tam”.</text:span><text:line-break/></text:p>
      <text:h text:style-name="P1" text:outline-level="3">2. Performatywna polska poezja holokaustowa</text:h>
      <text:p text:style-name="Standard"><text:soft-page-break/><text:line-break/></text:p>
      <text:h text:style-name="P4" text:outline-level="4">a) Idą dzieci</text:h>
      <text:p text:style-name="Standard"><text:line-break/><text:span text:style-name="T5">(</text:span><text:span text:style-name="apple-style-span">Jan Dołęga Szczepański, tom „Śpiewacy getta”)</text:span><text:span text:style-name="apple-converted-space"> </text:span><text:line-break/><text:span text:style-name="apple-style-span">… idą dzieci</text:span><text:span text:style-name="apple-converted-space"> </text:span><text:line-break/><text:span text:style-name="apple-style-span">ein zwei</text:span><text:span text:style-name="apple-converted-space"> </text:span><text:line-break/><text:span text:style-name="apple-style-span">Poli-zei</text:span><text:span text:style-name="apple-converted-space"> </text:span><text:line-break/><text:span text:style-name="apple-style-span">drei fier</text:span><text:span text:style-name="apple-converted-space"> </text:span><text:line-break/><text:span text:style-name="apple-style-span">Offi-zier</text:span><text:span text:style-name="apple-converted-space"> </text:span><text:line-break/><text:span text:style-name="apple-style-span">pan Feldfebel cię uderzył</text:span><text:span text:style-name="apple-converted-space"> </text:span><text:line-break/><text:span text:style-name="apple-style-span">pod gazetą</text:span><text:span text:style-name="apple-converted-space"> </text:span><text:line-break/><text:span text:style-name="apple-style-span">tate leży</text:span><text:span text:style-name="apple-converted-space"> </text:span><text:line-break/><text:span text:style-name="apple-style-span">ein zwei drei</text:span><text:span text:style-name="apple-converted-space"> </text:span><text:line-break/><text:span text:style-name="apple-style-span">du bist frei</text:span><text:span text:style-name="apple-converted-space"> </text:span><text:line-break/><text:span text:style-name="apple-style-span">(…)</text:span><text:span text:style-name="apple-converted-space"> </text:span><text:line-break/><text:span text:style-name="apple-style-span">tiki taka frei</text:span><text:span text:style-name="apple-converted-space"> </text:span><text:line-break/><text:span text:style-name="apple-style-span">już Umschlagplatz</text:span><text:span text:style-name="apple-converted-space"> </text:span><text:line-break/><text:span text:style-name="apple-style-span">lokomotywa</text:span><text:span text:style-name="apple-converted-space"> </text:span><text:line-break/><text:span text:style-name="apple-style-span">oj</text:span><text:span text:style-name="apple-converted-space"> </text:span><text:line-break/><text:span text:style-name="apple-style-span">jaka wielka</text:span><text:span text:style-name="apple-converted-space"> </text:span><text:line-break/><text:span text:style-name="apple-style-span">i pełno ludzi</text:span><text:span text:style-name="apple-converted-space"> </text:span><text:line-break/><text:span text:style-name="apple-style-span">w każdym wagonie…</text:span><text:span text:style-name="apple-converted-space"> </text:span><text:line-break/><text:span text:style-name="apple-style-span">(W: Natan Gros,</text:span><text:span text:style-name="apple-converted-space"> </text:span><text:span text:style-name="T3">Poeci i Szoa. Obraz zagłady Żydów w poezji polskiej</text:span><text:span text:style-name="apple-style-span">, Sosnowiec 1993)</text:span><text:line-break/></text:p>
      <text:h text:style-name="P4" text:outline-level="4">b) Kołymka</text:h>
      <text:p text:style-name="Standard"><text:line-break/><text:span text:style-name="apple-style-span">(Marian Piechala)</text:span><text:line-break/><text:span text:style-name="apple-style-span">Spłoń, syneczku, już</text:span><text:span text:style-name="apple-converted-space"> </text:span><text:line-break/><text:span text:style-name="apple-style-span">śliczne oczka zmruż.</text:span><text:span text:style-name="apple-converted-space"> </text:span><text:line-break/><text:span text:style-name="apple-style-span">Inne dzieci się spaliły,</text:span><text:span text:style-name="apple-converted-space"> </text:span><text:line-break/><text:span text:style-name="apple-style-span">a ty jeszcze żyjesz, miły.</text:span><text:span text:style-name="apple-converted-space"> </text:span><text:line-break/><text:span text:style-name="apple-style-span">Tu nie przyjdzie, o tym wiesz,</text:span><text:span text:style-name="apple-converted-space"> </text:span><text:line-break/><text:span text:style-name="apple-style-span">żaden z lasu dziki zwierz.</text:span><text:span text:style-name="apple-converted-space"> </text:span><text:line-break/><text:span text:style-name="apple-style-span">Kiedy spalisz się, kochanie,</text:span><text:span text:style-name="apple-converted-space"> </text:span><text:line-break/><text:span text:style-name="apple-style-span">mój czas wtedy też nastanie,</text:span><text:span text:style-name="apple-converted-space"> </text:span><text:line-break/><text:span text:style-name="apple-style-span">pójdę z tobą w ciemny las,</text:span><text:span text:style-name="apple-converted-space"> </text:span><text:line-break/><text:span text:style-name="apple-style-span">Wilki tam wołają nas.</text:span><text:span text:style-name="apple-converted-space"> </text:span><text:line-break/><text:span text:style-name="apple-style-span">Tam wilczyca cię utuli</text:span><text:span text:style-name="apple-converted-space"> </text:span><text:line-break/><text:span text:style-name="apple-style-span">i zawyje luli-luli.</text:span><text:span text:style-name="apple-converted-space"> </text:span><text:line-break/><text:span text:style-name="apple-style-span">W oku wilczym jasna łza</text:span><text:span text:style-name="apple-converted-space"> </text:span><text:line-break/><text:span text:style-name="apple-style-span">będzie świecić aż do dnia.</text:span><text:span text:style-name="apple-converted-space"> </text:span><text:line-break/><text:span text:style-name="apple-style-span">Śpij, nie czekaj rannych zórz,</text:span><text:span text:style-name="apple-converted-space"> </text:span><text:line-break/><text:span text:style-name="apple-style-span">czarny mundur</text:span><text:span text:style-name="apple-converted-space"> </text:span><text:line-break/><text:span text:style-name="apple-style-span">czarną czapkę</text:span><text:span text:style-name="apple-converted-space"> </text:span><text:line-break/><text:span text:style-name="apple-style-span">przywdział dzisiaj anioł stróż.</text:span><text:span text:style-name="apple-converted-space"> </text:span><text:line-break/></text:p>
      <text:h text:style-name="P4" text:outline-level="4"><text:soft-page-break/>c. Miasteczko Bełz</text:h>
      <text:p text:style-name="Standard"><text:span text:style-name="apple-style-span">(sł. Agnieszka Osiecka)</text:span><text:line-break/><text:line-break/><text:a xlink:type="simple" xlink:href="http://www.graniczne.amu.edu.pl/PPGWiki/wiki/Miasteczko"><text:span text:style-name="Internet_20_link">Nagranie piosenki - zespół "Raz,dwa,trzy"</text:span></text:a><text:line-break/><text:line-break/><text:span text:style-name="apple-style-span">Mój miły Icek</text:span><text:line-break/><text:span text:style-name="apple-style-span">już nie bój się nocy</text:span><text:line-break/><text:span text:style-name="apple-style-span">i ludziom w oczy patrz,</text:span><text:line-break/><text:span text:style-name="apple-style-span">w miasteczku Bełz.</text:span><text:line-break/><text:line-break/><text:span text:style-name="apple-style-span">Minęło tyle lat,</text:span><text:line-break/><text:span text:style-name="apple-style-span">harmonia znów gra,</text:span><text:line-break/><text:span text:style-name="apple-style-span">obłoki płyną w dal,</text:span><text:line-break/><text:span text:style-name="apple-style-span">znów toczy się świat.</text:span><text:line-break/><text:line-break/><text:span text:style-name="apple-style-span">Wypiękniał nasz Bełz,</text:span><text:line-break/><text:span text:style-name="apple-style-span">w ogrodach, na drogach bez.</text:span><text:line-break/><text:span text:style-name="apple-style-span">Nikt nie chce pamiętać,</text:span><text:line-break/><text:span text:style-name="apple-style-span">nikt nie chce znać smaku łez.</text:span><text:line-break/><text:line-break/><text:span text:style-name="apple-style-span">I tylko gdy śpisz,</text:span><text:line-break/><text:span text:style-name="apple-style-span">samotny i sam,</text:span><text:line-break/><text:span text:style-name="apple-style-span">i tylko gdy śpisz,</text:span><text:line-break/><text:span text:style-name="apple-style-span">płyniesz, giniesz tam...</text:span><text:line-break/><text:line-break/><text:span text:style-name="apple-style-span">Gdzie tata i mama</text:span><text:line-break/><text:span text:style-name="apple-style-span">przy tobie są znów</text:span><text:line-break/><text:span text:style-name="apple-style-span">i czule pilnują</text:span><text:line-break/><text:span text:style-name="apple-style-span">malutkich twych snów.</text:span><text:line-break/><text:line-break/><text:span text:style-name="apple-style-span">Miasteczko Bełz,</text:span><text:line-break/><text:span text:style-name="apple-style-span">kochany mój Bełz.</text:span><text:line-break/><text:span text:style-name="apple-style-span">W poranne gazety ubrany</text:span><text:line-break/><text:span text:style-name="apple-style-span">spokojnie się budzi Bełz</text:span><text:line-break/><text:line-break/><text:span text:style-name="apple-style-span">Łagodny świt</text:span><text:line-break/><text:span text:style-name="apple-style-span">w zwyczajnych dni rytm,</text:span><text:line-break/><text:span text:style-name="apple-style-span">w niedziele bezpieczna</text:span><text:line-break/><text:span text:style-name="apple-style-span">nad rzekę wycieczka</text:span><text:line-break/><text:span text:style-name="apple-style-span">i w krzakach szept.</text:span><text:line-break/><text:line-break/><text:span text:style-name="apple-style-span">A w piekarni pachnie chleb,</text:span><text:line-break/><text:span text:style-name="apple-style-span">koń nad owsem schyla łeb.</text:span><text:line-break/><text:span text:style-name="apple-style-span">Zakochanym nieba dość,</text:span><text:line-break/><text:span text:style-name="apple-style-span">tylko cicho gwiżdże ktoś.</text:span><text:line-break/><text:line-break/><text:span text:style-name="apple-style-span">Miasteczko Bełz,</text:span><text:line-break/><text:span text:style-name="apple-style-span">main sztetełe Bełz.</text:span><text:line-break/><text:span text:style-name="apple-style-span">Wypłowiał już tamten obrazek,</text:span><text:line-break/><text:span text:style-name="apple-style-span">milczący, płonący Bełz.</text:span><text:line-break/><text:soft-page-break/><text:line-break/><text:span text:style-name="apple-style-span">Dziś, kiedy dym,</text:span><text:line-break/><text:span text:style-name="apple-style-span">to po prostu dym.</text:span><text:line-break/><text:span text:style-name="apple-style-span">Pierścionek na szczęście,</text:span><text:line-break/><text:span text:style-name="apple-style-span">w przemyśle zajęcie,</text:span><text:line-break/><text:span text:style-name="apple-style-span">w niedzielę chrzest.</text:span><text:line-break/><text:line-break/><text:span text:style-name="apple-style-span">Białe ziarno, czarny mak,</text:span><text:line-break/><text:span text:style-name="apple-style-span">młodej żony słodki smak.</text:span><text:line-break/><text:span text:style-name="T5">Kroki w sieni... nie drżyj tak,<text:line-break/>to nie oni. To tylko wiatr...</text:span><text:line-break/><text:line-break/><text:span text:style-name="apple-style-span">Miasteczko Bełz,</text:span><text:line-break/><text:span text:style-name="apple-style-span">kochany mój Bełz.</text:span><text:line-break/><text:span text:style-name="apple-style-span">W kołysce gdzieś dzieciak zasypia,</text:span><text:line-break/><text:span text:style-name="apple-style-span">a mama tak nuci mu:</text:span><text:line-break/><text:line-break/><text:span text:style-name="T5">Zaśnijże już</text:span><text:span text:style-name="apple-converted-space"><text:span text:style-name="T5"> </text:span></text:span><text:span text:style-name="T5"><text:line-break/>i oczka swe zmruż.<text:line-break/>Są czarne,<text:line-break/>a szkoda, że nie są niebieskie.<text:line-break/>Wołałabym...</text:span><text:line-break/><text:line-break/><text:span text:style-name="apple-style-span">Zaśnijże już</text:span><text:line-break/><text:span text:style-name="apple-style-span">i oczka swe zmruż.</text:span><text:line-break/><text:span text:style-name="apple-style-span">Są czarne,</text:span><text:line-break/><text:span text:style-name="apple-style-span">a szkoda, że nie są niebieskie.</text:span><text:line-break/><text:span text:style-name="apple-style-span">Wolałabym...</text:span><text:line-break/><text:span text:style-name="T5">Tak jakoś...</text:span><text:line-break/></text:p>
      <text:h text:style-name="P1" text:outline-level="3">4. Mała praca</text:h>
      <text:p text:style-name="Standard"><text:line-break/><text:span text:style-name="apple-style-span">Holocaust uruchomiony</text:span></text:p>
      <text:p text:style-name="Standard"/>
      <text:p text:style-name="Standard">Odnośniki do ilustracji:</text:p>
      <text:p text:style-name="Standard"><text:a xlink:type="simple" xlink:href="http://toyconstruct.blogspot.com/2010/06/david-levinthal.html"><text:span text:style-name="Internet_20_link">http://toyconstruct.blogspot.com/2010/06/david-levinthal.html</text:span></text:a></text:p>
      <text:p text:style-name="Standard"/>
      <text:p text:style-name="Standard"><text:a xlink:type="simple" xlink:href="http://www.fuchs.nu/html/current/what/books/katzir_1998.html"><text:span text:style-name="Internet_20_link">http://www.fuchs.nu/html/current/what/books/katzir_1998.html</text:span></text:a></text:p>
      <text:p text:style-name="Standard"/>
      <text:p text:style-name="Standard"><text:a xlink:type="simple" xlink:href="http://raster.art.pl/galeria/artysci/libera/lego/libera_lego.htm"><text:span text:style-name="Internet_20_link">http://raster.art.pl/galeria/artysci/libera/lego/libera_lego.htm</text:span></text:a></text:p>
      <text:p text:style-name="Standard"/>
      <text:p text:style-name="Standard"><text:a xlink:type="simple" xlink:href="http://phomul.canalblog.com/archives/boltanski__christian/index.html"><text:span text:style-name="Internet_20_link">http://phomul.canalblog.com/archives/boltanski__christian/index.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DejaVu Sans Condensed1" svg:font-family="'DejaVu Sans Condense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DejaVu Sans Condensed"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l" fo:country="PL"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1"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Standard" style:next-style-name="Text_20_body" style:default-outline-level="3" style:class="text">
      <style:paragraph-properties fo:margin-top="0.494cm" fo:margin-bottom="0.494cm"/>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WW8Num2z0" style:family="text">
      <style:text-properties style:font-name="Times New Roman" style:font-name-asian="Times New Roman" style:font-name-complex="Times New Roman"/>
    </style:style>
    <style:style style:name="Absatz-Standardschriftart" style:family="text"/>
    <style:style style:name="WW8Num1z0" style:family="text">
      <style:text-properties style:font-name="Times New Roman" style:font-name-asian="Times New Roman" style:font-name-complex="Times New Roman"/>
    </style:style>
    <style:style style:name="Domyślna_20_czcionka_20_akapitu" style:display-name="Domyślna czcionka akapitu" style:family="text"/>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apple-style-span" style:family="text" style:parent-style-name="Domyślna_20_czcionka_20_akapitu"/>
    <style:style style:name="apple-converted-space" style:family="text" style:parent-style-name="Domyślna_20_czcionka_20_akapitu"/>
    <style:style style:name="Visited_20_Internet_20_Link" style:display-name="Visited Internet Link" style:family="text" style:parent-style-name="Domyślna_20_czcionka_20_akapitu">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nwersatorium nr 7, 28 listopada 2011</dc:title>
    <meta:initial-creator>bap</meta:initial-creator>
    <meta:creation-date>2011-11-28T20:13:00</meta:creation-date>
    <dc:creator>tp</dc:creator>
    <dc:date>2011-11-28T20:13:00</dc:date>
    <meta:editing-cycles>2</meta:editing-cycles>
    <meta:editing-duration>PT1H39M</meta:editing-duration>
    <meta:document-statistic meta:table-count="0" meta:image-count="0" meta:object-count="0" meta:page-count="12" meta:paragraph-count="43" meta:word-count="4734" meta:character-count="34606" meta:non-whitespace-character-count="29793"/>
    <meta:generator>LibreOffice/3.4$Linux LibreOffice_project/340m1$Build-302</meta:generator>
    <meta:user-defined meta:name="Informacja 1"/>
    <meta:user-defined meta:name="Informacja 2"/>
    <meta:user-defined meta:name="Informacja 3"/>
    <meta:user-defined meta:name="Informacja 4"/>
  </office:meta>
</office:document-meta>
</file>